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dbc" officeooo:paragraph-rsid="00024dbc"/>
    </style:style>
    <style:style style:name="P2" style:family="paragraph" style:parent-style-name="Standard">
      <style:text-properties officeooo:rsid="00024dbc" officeooo:paragraph-rsid="0009db91"/>
    </style:style>
    <style:style style:name="P3" style:family="paragraph" style:parent-style-name="Standard">
      <style:text-properties fo:font-weight="normal" officeooo:rsid="00024dbc" officeooo:paragraph-rsid="00024dbc" style:font-weight-asian="normal" style:font-weight-complex="normal"/>
    </style:style>
    <style:style style:name="P4" style:family="paragraph" style:parent-style-name="Standard">
      <style:text-properties fo:font-weight="normal" officeooo:rsid="000267e4" officeooo:paragraph-rsid="000267e4" style:font-weight-asian="normal" style:font-weight-complex="normal"/>
    </style:style>
    <style:style style:name="P5" style:family="paragraph" style:parent-style-name="Standard">
      <style:text-properties fo:font-weight="normal" officeooo:rsid="000be8d5" officeooo:paragraph-rsid="000be8d5" style:font-weight-asian="normal" style:font-weight-complex="normal"/>
    </style:style>
    <style:style style:name="P6" style:family="paragraph" style:parent-style-name="Standard">
      <style:text-properties fo:font-weight="normal" officeooo:rsid="000d32e0" officeooo:paragraph-rsid="000d32e0" style:font-weight-asian="normal" style:font-weight-complex="normal"/>
    </style:style>
    <style:style style:name="P7" style:family="paragraph" style:parent-style-name="Standard">
      <style:text-properties officeooo:rsid="00043ef8" officeooo:paragraph-rsid="00043ef8"/>
    </style:style>
    <style:style style:name="P8" style:family="paragraph" style:parent-style-name="Standard">
      <style:text-properties officeooo:rsid="00045d13" officeooo:paragraph-rsid="00045d13"/>
    </style:style>
    <style:style style:name="P9" style:family="paragraph" style:parent-style-name="Standard">
      <style:text-properties fo:font-weight="bold" officeooo:rsid="000267e4" officeooo:paragraph-rsid="000267e4" style:font-weight-asian="bold" style:font-weight-complex="bold"/>
    </style:style>
    <style:style style:name="P10" style:family="paragraph" style:parent-style-name="Standard">
      <style:text-properties fo:font-weight="bold" officeooo:rsid="000be8d5" officeooo:paragraph-rsid="000be8d5" style:font-weight-asian="bold" style:font-weight-complex="bold"/>
    </style:style>
    <style:style style:name="P11" style:family="paragraph" style:parent-style-name="Standard">
      <style:text-properties officeooo:rsid="000bb3a8" officeooo:paragraph-rsid="000bb3a8"/>
    </style:style>
    <style:style style:name="P12" style:family="paragraph" style:parent-style-name="Standard">
      <style:text-properties fo:font-weight="normal" officeooo:rsid="000be8d5" officeooo:paragraph-rsid="000be8d5" style:font-weight-asian="normal" style:font-weight-complex="normal"/>
    </style:style>
    <style:style style:name="P13" style:family="paragraph" style:parent-style-name="Standard">
      <style:text-properties fo:font-weight="normal" officeooo:rsid="000fde40" officeooo:paragraph-rsid="000fde40" style:font-weight-asian="normal" style:font-weight-complex="normal"/>
    </style:style>
    <style:style style:name="P14" style:family="paragraph" style:parent-style-name="Standard">
      <style:text-properties fo:font-weight="normal" officeooo:rsid="000fde40" officeooo:paragraph-rsid="00043ef8" style:font-weight-asian="normal" style:font-weight-complex="normal"/>
    </style:style>
    <style:style style:name="P15" style:family="paragraph" style:parent-style-name="Standard">
      <style:text-properties fo:font-weight="normal" officeooo:rsid="00153bb3" officeooo:paragraph-rsid="00153bb3" style:font-weight-asian="normal" style:font-weight-complex="normal"/>
    </style:style>
    <style:style style:name="P16" style:family="paragraph" style:parent-style-name="Standard">
      <style:text-properties fo:font-weight="bold" officeooo:rsid="000fde40" officeooo:paragraph-rsid="000fde40" style:font-weight-asian="bold" style:font-weight-complex="bold"/>
    </style:style>
    <style:style style:name="P17" style:family="paragraph" style:parent-style-name="Standard">
      <style:text-properties fo:font-weight="bold" officeooo:rsid="00024dbc" officeooo:paragraph-rsid="0013e78d" style:font-weight-asian="bold" style:font-weight-complex="bold"/>
    </style:style>
    <style:style style:name="P18" style:family="paragraph" style:parent-style-name="Standard">
      <style:text-properties fo:font-weight="bold" officeooo:rsid="0015a615" officeooo:paragraph-rsid="0015a615" style:font-weight-asian="bold" style:font-weight-complex="bold"/>
    </style:style>
    <style:style style:name="P19" style:family="paragraph" style:parent-style-name="Standard">
      <style:text-properties officeooo:rsid="00024dbc" officeooo:paragraph-rsid="00024dbc"/>
    </style:style>
    <style:style style:name="P20" style:family="paragraph" style:parent-style-name="Standard">
      <style:text-properties officeooo:rsid="00101f37" officeooo:paragraph-rsid="00131732"/>
    </style:style>
    <style:style style:name="P21" style:family="paragraph" style:parent-style-name="Standard">
      <style:text-properties officeooo:rsid="00043ef8" officeooo:paragraph-rsid="00043ef8"/>
    </style:style>
    <style:style style:name="P22" style:family="paragraph" style:parent-style-name="Standard">
      <style:text-properties officeooo:rsid="0015a615" officeooo:paragraph-rsid="0015a6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b3a8" style:font-weight-asian="bold" style:font-weight-complex="bold"/>
    </style:style>
    <style:style style:name="T3" style:family="text">
      <style:text-properties officeooo:rsid="000267e4"/>
    </style:style>
    <style:style style:name="T4" style:family="text">
      <style:text-properties officeooo:rsid="0009db91"/>
    </style:style>
    <style:style style:name="T5" style:family="text">
      <style:text-properties officeooo:rsid="000d32e0"/>
    </style:style>
    <style:style style:name="T6" style:family="text">
      <style:text-properties officeooo:rsid="000ed9d5"/>
    </style:style>
    <style:style style:name="T7" style:family="text">
      <style:text-properties officeooo:rsid="000fde40"/>
    </style:style>
    <style:style style:name="T8" style:family="text">
      <style:text-properties officeooo:rsid="00101f3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e78d" style:font-weight-asian="normal" style:font-weight-complex="normal"/>
    </style:style>
    <style:style style:name="T11" style:family="text">
      <style:text-properties officeooo:rsid="0012049e"/>
    </style:style>
    <style:style style:name="T12" style:family="text">
      <style:text-properties officeooo:rsid="00131732"/>
    </style:style>
    <style:style style:name="T13" style:family="text">
      <style:text-properties officeooo:rsid="0013e78d"/>
    </style:style>
    <style:style style:name="T14" style:family="text">
      <style:text-properties officeooo:rsid="0015a6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остановка задачи</text:p>
      <text:p text:style-name="P5">Необходимо реализовать командный проект с использованием <text:span text:style-name="T7">библиотек, </text:span>инструментов, <text:span text:style-name="T7">систем контроля версий</text:span> <text:span text:style-name="T13">изученных</text:span> во время курса, <text:span text:style-name="T7">р</text:span>азби<text:span text:style-name="T7">в</text:span> одну <text:span text:style-name="T7">масштабную</text:span> задачу на меньшие. <text:span text:style-name="T7">Для реализации данных условий было решено воссоздать игру «морской бой».</text:span></text:p>
      <text:p text:style-name="P5"/>
      <text:p text:style-name="P16">Реализация</text:p>
      <text:p text:style-name="P13">Во время выполнения проекта</text:p>
      <text:p text:style-name="P13"/>
      <text:p text:style-name="P15"><text:span text:style-name="T1">Заголовочный файл</text:span> (head.h)</text:p>
      <text:p text:style-name="P15">Содержит общие имена библиотек, переменных, структур, <text:span text:style-name="T14">имена функций, </text:span>констант используемых в данной программе.</text:p>
      <text:p text:style-name="P14"/>
      <text:p text:style-name="P18">Главный <text:span text:style-name="T9">(main.c)</text:span></text:p>
      <text:p text:style-name="P22">Происходит проверка атрибутов, <text:s/>вызов процедур с соответствующими адресами, если не допустимый ключ запуска — ошибка.</text:p>
      <text:p text:style-name="P7"/>
      <text:p text:style-name="P7"/>
      <text:p text:style-name="P1"><text:span text:style-name="T1">Конект </text:span>(ip port)</text:p>
      <text:p text:style-name="P1"/>
      <text:p text:style-name="P1"><text:span text:style-name="T1">Заполнение </text:span>(<text:span text:style-name="T8">reposition.c)</text:span></text:p>
      <text:p text:style-name="P20"><text:span text:style-name="T11">В данном файле содержится с</text:span>оздание игровых полей. <text:span text:style-name="T12">Автоматическая, ручная </text:span>расстановка и разворот на них кораблей. Корабль может располагаться только вертикально или горизонтально (изогнутых кораблей нет). Расстояние между кораблями должно быть минимум одну клетку <text:span text:style-name="T11">(вплотную устанавливать нельзя).</text:span> Установка корабля на поле происходит путем нажатия левой кнопки мыши на пустую клетку поля, <text:span text:style-name="T11">разворот корабля <text:s/>происходит путем повторного нажатия левой кнопки мыши на первую ячейку поля установленного корабля. В данной версии игры существует всего 5 кораблей (на 1, 2, 3, 4, 5 клеток). Автоматическое заполнение выполняет все те же правила расстановки и разворота. Передает в файл battle.c структуру, содержащую три массива: зануленное поле противника, поле игрока с расставленными на нем кораблями и массив, хранящий статус, отражающий состояние текущей сессии.</text:span></text:p>
      <text:p text:style-name="P1"/>
      <text:p text:style-name="P17"><text:span text:style-name="T3">Б</text:span>ой <text:s/><text:span text:style-name="T10">(battle.c)</text:span></text:p>
      <text:p text:style-name="P18"><text:span text:style-name="T10">Х</text:span><text:span text:style-name="T9">од игрока на</text:span></text:p>
      <text:p text:style-name="P2">выводим два поля (свое и чужое) (процедура отрисовки будет одна), кликом мыши заполняем координаты. </text:p>
      <text:p text:style-name="P2"><text:tab/><text:span text:style-name="T4">Состояние полей:</text:span></text:p>
      <text:p text:style-name="P2"><text:tab/>Изначально поле заполняется нулями.</text:p>
      <text:p text:style-name="P2"><text:tab/><text:span text:style-name="T4">0 — пустая клетка</text:span></text:p>
      <text:p text:style-name="P2"><text:tab/><text:span text:style-name="T4">1 — установлен корабль</text:span></text:p>
      <text:p text:style-name="P2"><text:tab/><text:span text:style-name="T4">2 — был корабль, его подбили</text:span></text:p>
      <text:p text:style-name="P2"><text:tab/><text:span text:style-name="T4">3 — было пусто, но удар в эту клетку был</text:span></text:p>
      <text:p text:style-name="P2"><text:tab/><text:span text:style-name="T4">4 — ошибка (на этом месте было либо 2, либо 3, а еще один ход был сделан сюда)(Красный цвет).</text:span></text:p>
      <text:p text:style-name="P2"/>
      <text:p text:style-name="P11">buf_coord — массив с хранением координат для обмена сообщения между игроками</text:p>
      <text:p text:style-name="P11">buf_coord[0] — координата по горизонтали </text:p>
      <text:p text:style-name="P11">buf_coord[1] — координата по вертикали</text:p>
      <text:p text:style-name="P11">buf_coord[2] — какое действие произошло на поле игрока</text:p>
      <text:p text:style-name="P11">buf_coord[3] — проверка на победу/проигрыш </text:p>
      <text:p text:style-name="P2"/>
      <text:p text:style-name="P1">Массив поля хранит <text:span text:style-name="T2">u</text:span><text:span text:style-name="T1">char </text:span></text:p>
      <text:p text:style-name="P3">Первый массив — <text:span text:style-name="T4">поле игрока</text:span></text:p>
      <text:p text:style-name="P3">Второй массив — <text:span text:style-name="T4">поле </text:span>противника</text:p>
      <text:p text:style-name="P3"/>
      <text:p text:style-name="P9">Графический интерфейс <text:span text:style-name="T5">(window.c)</text:span></text:p>
      <text:p text:style-name="P6">Для реализации данного модуля была выбрана <text:span text:style-name="T6">б</text:span>иблиотека «ncurses» </text:p>
      <text:p text:style-name="P9"><text:soft-page-break/>Чат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8T05:34:52.530851610</dc:date>
    <meta:editing-duration>PT1H43M57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32" meta:word-count="307" meta:character-count="2287" meta:non-whitespace-character-count="1984"/>
  </office:meta>
</office:document-meta>
</file>